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4" style:family="graphic" style:parent-style-name="NickECBox">
      <style:graphic-properties draw:fill="solid" draw:fill-color="#e6e6e6" draw:textarea-horizontal-align="right" draw:textarea-vertical-align="middle"/>
    </style:style>
    <style:style style:name="gr15" style:family="graphic" style:parent-style-name="NickECBox">
      <style:graphic-properties draw:fill="solid" draw:fill-color="#e6e6e6"/>
    </style:style>
    <style:style style:name="gr16" style:family="graphic" style:parent-style-name="NickLine">
      <style:graphic-properties fo:padding-left="0.102cm" fo:padding-right="-0.152cm"/>
    </style:style>
    <style:style style:name="gr17" style:family="graphic" style:parent-style-name="standard">
      <style:graphic-properties draw:stroke="none" draw:fill="none" fo:min-height="1.288cm"/>
    </style:style>
    <style:style style:name="gr18" style:family="graphic" style:parent-style-name="standard">
      <style:graphic-properties draw:stroke="none" draw:fill="none" fo:min-height="0.385cm"/>
    </style:style>
    <style:style style:name="gr19" style:family="graphic" style:parent-style-name="standard">
      <style:graphic-properties draw:stroke="none" svg:stroke-color="#800000" draw:fill="none" fo:min-height="1.288cm"/>
    </style:style>
    <style:style style:name="gr20" style:family="graphic" style:parent-style-name="standard">
      <style:graphic-properties draw:stroke="none" svg:stroke-color="#800000" draw:fill="none" fo:min-height="1.427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2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P13" style:family="paragraph">
      <style:paragraph-properties fo:text-align="start"/>
      <style:text-properties fo:font-style="italic" style:font-style-asian="italic" style:font-style-complex="italic"/>
    </style:style>
    <style:style style:name="P14" style:family="paragraph">
      <style:paragraph-properties fo:text-align="start"/>
      <style:text-properties fo:font-family="'Gill Sans'" style:font-family-generic="swiss" style:font-pitch="variable" fo:font-size="16pt" fo:font-style="italic" fo:font-weight="normal" style:font-family-asian="'Gill Sans'" style:font-family-generic-asian="swiss" style:font-pitch-asian="variable" style:font-size-asian="16pt" style:font-style-asian="italic" style:font-weight-asian="normal" style:font-family-complex="'Gill Sans'" style:font-family-generic-complex="swiss" style:font-pitch-complex="variable" style:font-size-complex="9.10000038146973pt" style:font-style-complex="italic" style:font-weight-complex="normal"/>
    </style:style>
    <style:style style:name="P15" style:family="paragraph">
      <style:text-properties fo:font-family="'Gill Sans'" style:font-family-generic="swiss" style:font-pitch="variable" fo:font-size="16pt" fo:font-style="italic" style:text-underline-style="solid" style:text-underline-width="auto" style:text-underline-color="font-color" fo:font-weight="bold" style:font-family-asian="'Gill Sans'" style:font-family-generic-asian="swiss" style:font-pitch-asian="variable" style:font-size-asian="16pt" style:font-style-asian="italic" style:font-weight-asian="bold" style:font-family-complex="'Gill Sans'" style:font-family-generic-complex="swiss" style:font-pitch-complex="variable" style:font-size-complex="9.10000038146973pt" style:font-style-complex="italic" style:font-weight-complex="bold"/>
    </style:style>
    <style:style style:name="P16" style:family="paragraph">
      <style:paragraph-properties fo:text-align="start"/>
      <style:text-properties fo:color="#c5000b" fo:font-family="'Gill Sans'" style:font-family-generic="swiss" style:font-pitch="variable" fo:font-size="16pt" fo:font-style="italic" style:font-family-asian="'Gill Sans'" style:font-family-generic-asian="swiss" style:font-pitch-asian="variable" style:font-size-asian="16pt" style:font-style-asian="italic" style:font-family-complex="'Gill Sans'" style:font-family-generic-complex="swiss" style:font-pitch-complex="variable" style:font-size-complex="9.10000038146973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3pt" fo:font-weight="bold" style:font-size-asian="3pt" style:font-weight-asian="bold" style:font-size-complex="3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c5000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o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1.268cm" svg:x="24.12cm" svg:y="5.624cm">
          <draw:text-box>
            <text:p text:style-name="P7"><text:span text:style-name="T7">command-line:</text:span></text:p>
            <text:p><text:span text:style-name="T10">-ss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><text:span text:style-name="T1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1" draw:layer="layout" svg:width="1.905cm" svg:height="1.141cm" svg:x="10.525cm" svg:y="8.268cm">
          <draw:text-box>
            <text:p><text:span text:style-name="T16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1" draw:layer="layout" svg:width="1.905cm" svg:height="1.141cm" svg:x="10.526cm" svg:y="11.043cm">
          <draw:text-box>
            <text:p><text:span text:style-name="T16">Stack Frame</text:span></text:p>
          </draw:text-box>
        </draw:frame>
        <draw:frame draw:style-name="gr12" draw:text-style-name="P12" draw:layer="layout" svg:width="2.675cm" svg:height="1.377cm" svg:x="22.109cm" svg:y="9.525cm">
          <draw:text-box>
            <text:p><text:span text:style-name="T17">one stack</text:span></text:p>
            <text:p><text:span text:style-name="T17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2" draw:layer="layout" svg:width="2.675cm" svg:height="1.94cm" svg:x="6.415cm" svg:y="9.148cm">
          <draw:text-box>
            <text:p><text:span text:style-name="T17">one frame</text:span></text:p>
            <text:p><text:span text:style-name="T17">per active</text:span></text:p>
            <text:p><text:span text:style-name="T17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  <draw:page draw:name="page4" draw:style-name="dp1" draw:master-page-name="Default">
        <draw:rect draw:style-name="gr14" draw:text-style-name="P13" xml:id="id23" draw:id="id23" draw:layer="layout" svg:width="12.055cm" svg:height="6.502cm" svg:x="6.085cm" svg:y="8.215cm">
          <text:p/>
        </draw:rect>
        <draw:custom-shape draw:style-name="gr15" xml:id="id22" draw:id="id22" draw:layer="layout" svg:width="6.169cm" svg:height="3.24cm" svg:x="9.028cm" svg:y="2.905cm">
          <text:p><text:span text:style-name="T18">HashSet</text:span></text:p>
          <text:p><text:span text:style-name="T19"/></text:p>
          <text:p><text:span text:style-name="T20">Fixed: 64 bytes</text:span></text:p>
          <text:p><text:span text:style-name="T20">Variable: 48 bytes</text:span></text:p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g>
          <draw:custom-shape draw:style-name="NickBox" xml:id="id18" draw:id="id18" draw:layer="layout" svg:width="1.067cm" svg:height="1.067cm" svg:x="11.313cm" svg:y="8.553cm">
            <text:p>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NickText" xml:id="id19" draw:id="id19" draw:layer="layout" svg:width="1.067cm" svg:height="1.067cm" svg:x="12.283cm" svg:y="11.043cm">
            <text:p>c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1.847cm" svg:y1="9.62cm" svg:x2="12.817cm" svg:y2="11.043cm" draw:start-shape="id18" draw:start-glue-point="6" draw:end-shape="id19" draw:end-glue-point="4" svg:d="m11847 9620 970 1423">
            <text:p/>
          </draw:connector>
          <draw:custom-shape draw:style-name="NickText" xml:id="id20" draw:id="id20" draw:layer="layout" svg:width="1.067cm" svg:height="1.067cm" svg:x="10.475cm" svg:y="11.043cm">
            <text:p>b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1.847cm" svg:y1="9.62cm" svg:x2="11.009cm" svg:y2="11.043cm" draw:start-shape="id18" draw:start-glue-point="6" draw:end-shape="id20" draw:end-glue-point="4" svg:d="m11847 9620-838 1423">
            <text:p/>
          </draw:connector>
          <draw:custom-shape draw:style-name="NickText" xml:id="id21" draw:id="id21" draw:layer="layout" svg:width="1.067cm" svg:height="1.067cm" svg:x="12.28cm" svg:y="13.198cm">
            <text:p>d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11.009cm" svg:y1="12.11cm" svg:x2="12.813cm" svg:y2="13.198cm" draw:start-shape="id20" draw:start-glue-point="6" draw:end-shape="id21" svg:d="m11009 12110 1804 1088">
            <text:p/>
          </draw:connector>
        </draw:g>
        <draw:connector draw:style-name="gr16" draw:layer="layout" draw:type="line" svg:x1="12.113cm" svg:y1="6.145cm" svg:x2="12.112cm" svg:y2="8.215cm" draw:start-shape="id22" draw:start-glue-point="7" draw:end-shape="id23" draw:end-glue-point="0" svg:d="m12113 6145-1 2070">
          <text:p>N</text:p>
        </draw:connector>
        <draw:g>
          <draw:frame draw:style-name="gr17" draw:text-style-name="P14" draw:layer="layout" svg:width="5.115cm" svg:height="1.538cm" svg:x="18.325cm" svg:y="11.065cm">
            <draw:text-box>
              <text:p text:style-name="P14"><text:span text:style-name="T21">Unit cost: 88 bytes</text:span></text:p>
              <text:p text:style-name="P14"><text:span text:style-name="T21">Bloat factor: 48%</text:span></text:p>
            </draw:text-box>
          </draw:frame>
          <draw:frame draw:style-name="gr18" draw:text-style-name="P15" draw:layer="layout" svg:width="2.735cm" svg:height="0.903cm" svg:x="19.433cm" svg:y="10.33cm">
            <draw:text-box>
              <text:p text:style-name="P15"><text:span text:style-name="T22">Overall:</text:span></text:p>
            </draw:text-box>
          </draw:frame>
        </draw:g>
        <draw:frame draw:style-name="gr19" draw:text-style-name="P16" draw:layer="layout" svg:width="4.697cm" svg:height="1.538cm" svg:x="6.898cm" svg:y="8.352cm">
          <draw:text-box>
            <text:p text:style-name="P16"><text:span text:style-name="T23">Unit cost: 16 bytes</text:span></text:p>
            <text:p text:style-name="P16"><text:span text:style-name="T23">Bloat factor: 75%</text:span></text:p>
          </draw:text-box>
        </draw:frame>
        <draw:frame draw:style-name="gr20" draw:text-style-name="P16" draw:layer="layout" svg:width="4.697cm" svg:height="1.677cm" svg:x="5.999cm" svg:y="10.753cm">
          <draw:text-box>
            <text:p text:style-name="P16"><text:span text:style-name="T23">Unit cost: 32 bytes</text:span></text:p>
            <text:p text:style-name="P16"><text:span text:style-name="T23">Bloat factor: 38%</text:span></text:p>
          </draw:text-box>
        </draw:frame>
        <draw:frame draw:style-name="gr19" draw:text-style-name="P16" draw:layer="layout" svg:width="4.697cm" svg:height="1.538cm" svg:x="13.443cm" svg:y="10.792cm">
          <draw:text-box>
            <text:p text:style-name="P16"><text:span text:style-name="T23">Unit cost: 16 bytes</text:span></text:p>
            <text:p text:style-name="P16"><text:span text:style-name="T23">Bloat factor: 75%</text:span></text:p>
          </draw:text-box>
        </draw:frame>
        <draw:frame draw:style-name="gr19" draw:text-style-name="P16" draw:layer="layout" svg:width="4.697cm" svg:height="1.538cm" svg:x="13.443cm" svg:y="12.897cm">
          <draw:text-box>
            <text:p text:style-name="P16"><text:span text:style-name="T23">Unit cost: 24 bytes</text:span></text:p>
            <text:p text:style-name="P16"><text:span text:style-name="T23">Bloat factor: 5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ickBox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NickECBox" style:family="graphic" style:parent-style-name="NickBox">
      <style:graphic-properties draw:fill="solid" draw:fill-color="#b3b3b3"/>
      <style:paragraph-properties fo:text-align="center"/>
      <style:text-properties fo: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5-05T14:15:13</dc:date>
    <meta:editing-duration>P3DT17H40M43S</meta:editing-duration>
    <meta:editing-cycles>41</meta:editing-cycles>
    <meta:generator>OpenOffice.org/3.3$Unix OpenOffice.org_project/330m20$Build-9567</meta:generator>
    <meta:document-statistic meta:object-count="122"/>
  </office:meta>
</office:document-meta>
</file>